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P1" style:family="paragraph" style:parent-style-name="Preformatted_20_Text">
      <style:text-properties style:font-name="Bitstream Vera Sans" fo:font-size="12pt" fo:font-weight="bold" style:font-size-asian="12pt" style:font-weight-asian="bold" style:font-size-complex="12pt" style:font-weight-complex="bold"/>
    </style:style>
    <style:style style:name="P2" style:family="paragraph" style:parent-style-name="Preformatted_20_Text">
      <style:text-properties style:font-name="Bitstream Vera Sans" fo:font-weight="normal" style:font-weight-asian="normal" style:font-weight-complex="normal"/>
    </style:style>
    <style:style style:name="P3" style:family="paragraph" style:parent-style-name="Preformatted_20_Text">
      <style:text-properties style:font-name="Bitstream Vera Sans" fo:font-weight="bold" style:font-weight-asian="bold" style:font-weight-complex="bold"/>
    </style:style>
    <style:style style:name="P4" style:family="paragraph" style:parent-style-name="Preformatted_20_Text" style:list-style-name="L1">
      <style:text-properties style:font-name="Bitstream Vera Sans" fo:font-weight="normal" style:font-weight-asian="normal" style:font-weight-complex="normal"/>
    </style:style>
    <style:style style:name="P5" style:family="paragraph" style:parent-style-name="Preformatted_20_Text">
      <style:text-properties fo:font-weight="normal" style:font-weight-asian="normal" style:font-weight-complex="normal"/>
    </style:style>
    <style:style style:name="P6" style:family="paragraph" style:parent-style-name="Preformatted_20_Text">
      <style:paragraph-properties fo:break-before="page"/>
    </style:style>
    <style:style style:name="T1" style:family="text">
      <style:text-properties style:font-name="Bitstream Vera Sans" fo:font-weight="normal" style:font-weight-asian="normal" style:font-weight-complex="normal"/>
    </style:style>
    <style:style style:name="T2" style:family="text">
      <style:text-properties style:font-name="Bitstream Vera Sans"/>
    </style:style>
    <style:style style:name="T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ggested Improvements:</text:p>
      <text:p text:style-name="P2"/>
      <text:p text:style-name="P2">Ordered by decreasing priority. <text:s/>In addition to these changes we will address all minor typographical or grammatical corrections made by the reviewers.</text:p>
      <text:p text:style-name="P2"/>
      <text:p text:style-name="P3">1) Include a "Lessons Learned" Section</text:p>
      <text:p text:style-name="Preformatted_20_Text"><text:span text:style-name="T1"/></text:p>
      <text:p text:style-name="P2">Most reviewers (2,4,5,7) recommended including a "lessons learned" section and additional high-level discussion of how well the scientific goals of the experiment were met. <text:s/>We will add a section highlighting takeaway points of particular interest to the OSDI community, and in particular discussing:</text:p>
      <text:p text:style-name="P2"/>
      <text:list text:style-name="L1">
        <text:list-item>
          <text:p text:style-name="P4">the usefulness of the periodic instrumentation (or "heartbeat") messages designed into the network</text:p>
        </text:list-item>
        <text:list-item>
          <text:p text:style-name="P4">the need for additional self-validation mechanisms</text:p>
        </text:list-item>
        <text:list-item>
          <text:p text:style-name="P4">the impact of and how to cope with infrastructure failures</text:p>
        </text:list-item>
        <text:list-item>
          <text:p text:style-name="P4">anticipating and working around protocol failures</text:p>
        </text:list-item>
        <text:list-item>
          <text:p text:style-name="P4">how simplicity, robustness and opportunity cost drove our network design</text:p>
        </text:list-item>
        <text:list-item>
          <text:p text:style-name="P4">how examining the data produced by Reventador before the deployment might have improved our network design, in particular by anticipating and coping with back-to-back eruptions</text:p>
        </text:list-item>
        <text:list-item>
          <text:p text:style-name="P4">how to manage collaborations in which different scientist are approaching the system with different expectations and interpreting certain results in different ways</text:p>
        </text:list-item>
        <text:list-item>
          <text:p text:style-name="P4">how to more effective build confidence amongst our collaborators during field deployments that the system is capable of providing useful data</text:p>
        </text:list-item>
        <text:list-item>
          <text:p text:style-name="P4">the absolute necessity of building "ground truth" into any field experiment</text:p>
        </text:list-item>
        <text:list-item>
          <text:p text:style-name="P4">how and when to attempt to recreate field conditions within the laboratory</text:p>
        </text:list-item>
      </text:list>
      <text:p text:style-name="P2"/>
      <text:p text:style-name="P2">There is a lot to talk about here and so we would appreciate suggestions either on what of the lessons learned about are most interesting or germane, as well as what other portions of the paper could be reduced to make room for these additions.</text:p>
      <text:p text:style-name="P2"/>
      <text:p text:style-name="P3">2) More Directly Address the Suitability of the Sensor Network as a Scientific Instrument</text:p>
      <text:p text:style-name="P2"/>
      <text:p text:style-name="P2">Several reviewers (5, 7) pointed out that we did not rigorously complete our evaluation of the sensor network as scientific instrument. <text:s/>While we believe that the investigations described in the paper are pointed in this direction we think that it may be useful to return to this issue again at the end of the paper to make contact with the goals outlined in the abstract. <text:s/>This could be included as a portion of the "Lessons Learned" section described above.</text:p>
      <text:p text:style-name="P2"/>
      <text:p text:style-name="P3">3) Clarify Design Goals, Identify Design "Non-Goals"</text:p>
      <text:p text:style-name="P2"/>
      <text:p text:style-name="P2">Several reviewers (1,6) noted that our paper does not address scale, fault-tolerance or network lifetime. <text:s/>While we do address fault-tolerance at points throughout the paper (the discussion of node uptimes, reboots, etc.) we do not address the scalability of the protocols used, the data collection protocol Fetch for example, or discuss ways of improving the network lifetime through more intelligent power management.</text:p>
      <text:p text:style-name="P2"/>
      <text:p text:style-name="P5"><text:span text:style-name="T2">We think that it is important to address the non-goals early in the paper to amplify the fact that we were aware of these aspects of of our system during system design and chose, because of other factors, not to address them for our first deployment. <text:s/>In particular the design goals included simplicity, statelessness and robustness; non-goals included the performance of data collection or other routing protocols, scalability and aggressive power management. <text:s/>Some of these concerns are left for future work, while we believe that some of them are not exigent in this application domain. Although there is much discussion within the sensor networks community of networks of 100's of sensors we do not believe that volcanic sensor network need to scale to that level to be useful.</text:span></text:p>
      <text:p text:style-name="P2"/>
      <text:p text:style-name="P3">4) More Carefully Address Eruption Detector Accuracy</text:p>
      <text:p text:style-name="P2"/>
      <text:p text:style-name="P2">Several reviewers (4,5,6) commented that we had not fully explained the discrepancies between the number of events recorded by the broadband data loggers and our network. <text:s/>We also do not make an effort to quantify how many events may have been missed because of our network's inability to record back-to-back events.</text:p>
      <text:p text:style-name="P2"/>
      <text:p text:style-name="P2">In order to answer these questions we believe that we can continue the analysis that is recorded in the original paper to a point that will allow us to report a more convincing set of conclusions and explanations. <text:s/>We propose to begin this work and return to these questions once it has been completed.</text:p>
      <text:p text:style-name="P2"/>
      <text:p text:style-name="P3">5) Investigate "Deluge Outage"</text:p>
      <text:p text:style-name="P2"/>
      <text:p text:style-name="P2">One reviewer (4) was interested in learning why the Deluge software component failed. <text:s/>Our paper reports that the 3-day outage was "caused" by the Deluge software component that we included in hopes of being able to reprogram the network remotely. <text:s/>However, this is an explanation that leans heavily on temporal causality and logical reasoning and is less based on a detailed examination of the system logs. <text:s/></text:p>
      <text:p text:style-name="P2"/>
      <text:p text:style-name="P2">We propose conducting a more in-depth investigation based on the system logs to decide whether or not we can make a strong statement that Deluge <text:span text:style-name="T3">caused</text:span> the software outage that waylaid our system for 3 days. <text:s/>We will also contact Jonathan Hui, the developer of Deluge, to try and ascertain whether more recent Deluge research has turned up information helpful in explaining the behavior that we saw on the volcano. <text:s/>In the absence of a more clear explanation we will soften the language linking Deluge with the crash.</text:p>
      <text:p text:style-name="P2"/>
      <text:p text:style-name="P3">6) Fetch Performance</text:p>
      <text:p text:style-name="P2"/>
      <text:p text:style-name="P2">Two reviewers (4,6) indicated that they would appreciate a more detailed analysis of the Fetch data-collection protocol. <text:s/>However, since the focus of our paper was not on a detailed analysis of a data-collection protocol (of which there are many), and because we have already included quite a bit of evaluation of Fetch we are choosing not to satisfy these requests.</text:p>
      <text:p text:style-name="P2"/>
      <text:p text:style-name="P3">7) Clarify Yield, Node Block Yield, Availability, Network Availability</text:p>
      <text:p text:style-name="P2"/>
      <text:p text:style-name="P2">Reviewer 7 comments (6.1) that we do not provide any context when we report the data yield and the Node Block Yield, i.e. we need to address whether 70.4% is a "good" number or a "bad" one. <text:s/>We plan to do this by comparing with the yields produced by instrumentation currently used in scientific studies, i.e. the Reftek data loggers deployed next to our sensor nodes.</text:p>
      <text:p text:style-name="P2"/>
      <text:p text:style-name="P2">Similar, the same reviewer remarks that we only look at per-node uptime and do not discuss how "available" the network was from a more global vantage point. <text:s/>We will consider how to reflect the "global" availability of the network using the data we have collected.</text:p>
      <text:p text:style-name="P2"/>
      <text:p text:style-name="P3">8) Investigate Reference to Similar Time Rectification Approach</text:p>
      <text:p text:style-name="P2"/>
      <text:p text:style-name="P2">Reviewer 5 points us to work using a similar time rectification technique. <text:s/>We will investigate this work and decide whether to reference it while describing our approach.</text:p>
      <text:p text:style-name="P2"/>
      <text:p text:style-name="P3">9) Node Yield Does Not Decrease with Hop Count</text:p>
      <text:p text:style-name="P2"/>
      <text:p text:style-name="P2">Reviewer 6 asks why several nodes farther from the base station have better block yields that nodes closer to the base station. <text:s/>This is a complicated question without a single good answer, and since we were more interested in evaluating the performance of the network as a whole than in singling out individual stations we would like to avoid addressing this.</text:p>
      <text:p text:style-name="P2"/>
      <text:p text:style-name="P3">10) Single Points of Failure</text:p>
      <text:p text:style-name="P2"/>
      <text:p text:style-name="P2">Reviewer 6 correctly points out a failure at the base station or at the GPS node would completely down the network. <text:s/>We can point this out as well as the reasons why we allowed the network to be designed this way (for example: FTSP only supports a single root node equipped with GPS providing the "root" of the time synchronization tree and we did not want to make changes to FTSP for our deployment).</text:p>
      <text:p text:style-name="P6">============================================================================</text:p>
      <text:p text:style-name="Preformatted_20_Text"><text:s text:c="28"/>REVIEWER #1</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3</text:p>
      <text:p text:style-name="Preformatted_20_Text"><text:s text:c="30"/>Excitement: 4</text:p>
      <text:p text:style-name="Preformatted_20_Text"><text:s text:c="28"/>Presentation: 4</text:p>
      <text:p text:style-name="Preformatted_20_Text"><text:s text:c="30"/>Confidence: 3</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This is a realistic experience paper of an actual sensor network deployment.</text:p>
      <text:p text:style-name="Preformatted_20_Text">We need more of these papers that tell us how much we have accomplished and</text:p>
      <text:p text:style-name="Preformatted_20_Text">how much farther we need to go before sensor networks can solve real-world</text:p>
      <text:p text:style-name="Preformatted_20_Text">problems.</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The paper does not really address scale and fault-tolerance, two key aspects</text:p>
      <text:p text:style-name="Preformatted_20_Text">of such deployments.</text:p>
      <text:p text:style-name="P6">============================================================================</text:p>
      <text:p text:style-name="Preformatted_20_Text"><text:s text:c="28"/>REVIEWER #2</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5</text:p>
      <text:p text:style-name="Preformatted_20_Text"><text:s text:c="30"/>Excitement: 2</text:p>
      <text:p text:style-name="Preformatted_20_Text"><text:s text:c="28"/>Presentation: 4</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This paper is an exemplary case study of a real, deployed network and the</text:p>
      <text:p text:style-name="Preformatted_20_Text">problems encountered by it. <text:s/>Seismoacoustic technicians everywhere will want</text:p>
      <text:p text:style-name="Preformatted_20_Text">to read it.</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Few seismoacoustic technicians attend OSDI.</text:p>
      <text:p text:style-name="Preformatted_20_Text"/>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I'm a big fan of experience papers and this is one of the nicest ones I've</text:p>
      <text:p text:style-name="Preformatted_20_Text">read. <text:s/>It's refreshing to read about the bad things as well as the good and to</text:p>
      <text:p text:style-name="Preformatted_20_Text">be able to learn from real, in-the-field (lava field in this case) experience.</text:p>
      <text:p text:style-name="Preformatted_20_Text">Yet I have great difficulty recommending acceptance for OSDI because the</text:p>
      <text:p text:style-name="Preformatted_20_Text">connection to operating systems or even allied areas is too tenuous.</text:p>
      <text:p text:style-name="Preformatted_20_Text">The title says it all, really. <text:s/>Great paper, wrong conference.</text:p>
      <text:p text:style-name="Preformatted_20_Text"/>
      <text:p text:style-name="Preformatted_20_Text">Look at it this way: Will the attendees take away the results of this paper</text:p>
      <text:p text:style-name="Preformatted_20_Text">and apply them to their own research? <text:s/>The key insights involve failures of</text:p>
      <text:p text:style-name="Preformatted_20_Text">imagination about failure. <text:s/>Beyond that, only someone interested in the</text:p>
      <text:p text:style-name="Preformatted_20_Text">construction of sensor networks in hazardous environments is likely to absorb</text:p>
      <text:p text:style-name="Preformatted_20_Text">much of relevance. <text:s/>The only major counterexample is the stuff about time</text:p>
      <text:p text:style-name="Preformatted_20_Text">rectification, but that's a small part of the paper.</text:p>
      <text:p text:style-name="Preformatted_20_Text"/>
      <text:p text:style-name="Preformatted_20_Text">And yet I must admit I really enjoyed reading this paper. <text:s/>That's not a</text:p>
      <text:p text:style-name="Preformatted_20_Text">recommendation in itself - I would also have enjoyed reading a paper about sap</text:p>
      <text:p text:style-name="Preformatted_20_Text">transport in redwood trees - but it does imply there's something here.</text:p>
      <text:p text:style-name="Preformatted_20_Text">Perhaps rather than a refereed paper, this work would serve best as the</text:p>
      <text:p text:style-name="Preformatted_20_Text">subject of a plenary session or after-dinner speech.</text:p>
      <text:p text:style-name="Preformatted_20_Text"/>
      <text:p text:style-name="Preformatted_20_Text">By the way, why do the stations put the ring buffer in flash memory?</text:p>
      <text:p text:style-name="P6">============================================================================</text:p>
      <text:p text:style-name="Preformatted_20_Text"><text:s text:c="28"/>REVIEWER #3</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3</text:p>
      <text:p text:style-name="Preformatted_20_Text"><text:s text:c="30"/>Excitement: 4</text:p>
      <text:p text:style-name="Preformatted_20_Text"><text:s text:c="28"/>Presentation: 4</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Highly practical account of sensor network deployment</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Not a whole lot of fundamental CS research in here</text:p>
      <text:p text:style-name="Preformatted_20_Text"/>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Some people have all the fun (although it sounds dangerous too). <text:s/>The paper is</text:p>
      <text:p text:style-name="Preformatted_20_Text">well-written with a lot of experimental data in it. <text:s/>It's very different from</text:p>
      <text:p text:style-name="Preformatted_20_Text">the other OSDI papers, and the authors did an excellent job of describing the</text:p>
      <text:p text:style-name="Preformatted_20_Text">various experiments that they did, how they went, and what they got out of it.</text:p>
      <text:p text:style-name="Preformatted_20_Text">Most of the software is either from elsewhere, or trivial, and so the</text:p>
      <text:p text:style-name="Preformatted_20_Text">contributions here are certainly not in the field of new sensor network</text:p>
      <text:p text:style-name="Preformatted_20_Text">algorithms. <text:s/>The authors make a pretty big deal of their "time rectification"</text:p>
      <text:p text:style-name="Preformatted_20_Text">scheme, which they evaluate carefully, but it seems that the time sync</text:p>
      <text:p text:style-name="Preformatted_20_Text">protocol and source could be fixed easily and so this should not often be</text:p>
      <text:p text:style-name="Preformatted_20_Text">necessary. <text:s/>I don't know--even though there is little content in here that I</text:p>
      <text:p text:style-name="Preformatted_20_Text">think is going to advance the state-of-the-art in the computer science aspects</text:p>
      <text:p text:style-name="Preformatted_20_Text">of sensor networking, I wouldn't mind at all if this paper were published in</text:p>
      <text:p text:style-name="Preformatted_20_Text">OSDI.</text:p>
      <text:p text:style-name="Preformatted_20_Text"/>
      <text:p text:style-name="Preformatted_20_Text">Obviously, the authors could have worried about improving various protocols</text:p>
      <text:p text:style-name="Preformatted_20_Text">based on their experiences. <text:s/>But they didn't, because I think the objective</text:p>
      <text:p text:style-name="Preformatted_20_Text">here is to test the state-of-the-art, rather than to advance it. <text:s/>I think that</text:p>
      <text:p text:style-name="Preformatted_20_Text">is valid, and has significant value to the community. <text:s/>So while I have</text:p>
      <text:p text:style-name="Preformatted_20_Text">suggestions for improvements to the various protocols, I do not have any</text:p>
      <text:p text:style-name="Preformatted_20_Text">specific suggestion for improvements to the paper.</text:p>
      <text:p text:style-name="P6">============================================================================</text:p>
      <text:p text:style-name="Preformatted_20_Text"><text:s text:c="28"/>REVIEWER #4</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4</text:p>
      <text:p text:style-name="Preformatted_20_Text"><text:s text:c="30"/>Excitement: 4</text:p>
      <text:p text:style-name="Preformatted_20_Text"><text:s text:c="28"/>Presentation: 4</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This paper is an excellent example of the current state of the art of sensor</text:p>
      <text:p text:style-name="Preformatted_20_Text">networks and how they can be used to collect data in hazardous areas that are</text:p>
      <text:p text:style-name="Preformatted_20_Text">difficult to access. <text:s/>It provides solid examples of the pitfalls encountered</text:p>
      <text:p text:style-name="Preformatted_20_Text">during real world deployments that do not show up in tests conducted in</text:p>
      <text:p text:style-name="Preformatted_20_Text">controlled environments, and it discusses the novel ways that the authors</text:p>
      <text:p text:style-name="Preformatted_20_Text">dealt with them.</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Although we hear a lot about the problems encountered during the deployment,</text:p>
      <text:p text:style-name="Preformatted_20_Text">this paper does not provide as many solutions as I would like to see. <text:s/>I feel</text:p>
      <text:p text:style-name="Preformatted_20_Text">that the authors missed a good opportunity to talk about how the reader could</text:p>
      <text:p text:style-name="Preformatted_20_Text">apply the lessons the authors learned when preparing similar deployments.</text:p>
      <text:p text:style-name="Preformatted_20_Text"/>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This paper evaluates a sensor network deployment on an active volcano.</text:p>
      <text:p text:style-name="Preformatted_20_Text">One of the main reasons that this paper is so interesting is that it serves as</text:p>
      <text:p text:style-name="Preformatted_20_Text">a reality check as to exactly how far sensor network technology has advanced</text:p>
      <text:p text:style-name="Preformatted_20_Text">and how far it still has to go before it can realistically become part of our</text:p>
      <text:p text:style-name="Preformatted_20_Text">everyday lives. <text:s/></text:p>
      <text:p text:style-name="Preformatted_20_Text"/>
      <text:p text:style-name="Preformatted_20_Text">• The system delivered data that is very difficult to acquire</text:p>
      <text:p text:style-name="Preformatted_20_Text">with current technology to the doorstep of the researchers and it worked for</text:p>
      <text:p text:style-name="Preformatted_20_Text">an extended period of time. <text:s/></text:p>
      <text:p text:style-name="Preformatted_20_Text"/>
      <text:p text:style-name="Preformatted_20_Text">• I find the problems that they encountered to be extremely interesting, especially the problems with the Deluge software update. <text:s/></text:p>
      <text:p text:style-name="Preformatted_20_Text"/>
      <text:p text:style-name="Preformatted_20_Text">• Fetch and the time synchronization algorithm were novel, functional</text:p>
      <text:p text:style-name="Preformatted_20_Text">ways to solve real problems </text:p>
      <text:p text:style-name="Preformatted_20_Text"/>
      <text:p text:style-name="Preformatted_20_Text">• Fetch was novel in that it broke large blocks of data down into small blocks that could be buffered on the receiver side, and could then therefore allow for out of order packet reception (typically due to lost packets) </text:p>
      <text:p text:style-name="Preformatted_20_Text">• The time synchronization protocol allowed the system to detect</text:p>
      <text:p text:style-name="Preformatted_20_Text">and fix errors in the timestamps caused by the FTSP protocol by generating a</text:p>
      <text:p text:style-name="Preformatted_20_Text">common reference time for the system and creating local time models for</text:p>
      <text:p text:style-name="Preformatted_20_Text">individual nodes at the basestation. <text:s/>Although I am not sure how well this</text:p>
      <text:p text:style-name="Preformatted_20_Text">technique would scale in a large network, it is a nice place to start because</text:p>
      <text:p text:style-name="Preformatted_20_Text">even if the bugs in FTSP were to be completely fixed, it provides a level of</text:p>
      <text:p text:style-name="Preformatted_20_Text">sanity checking and would help the system to recover if another problem arose.</text:p>
      <text:p text:style-name="Preformatted_20_Text">For those reasons, I feel that this paper should be accepted.</text:p>
      <text:p text:style-name="Preformatted_20_Text"/>
      <text:p text:style-name="Preformatted_20_Text">However, there is room for improvement. <text:s/>A major weakness of this work in</text:p>
      <text:p text:style-name="Preformatted_20_Text">general is also one of biggest strengths of the paper – mainly that it shows</text:p>
      <text:p text:style-name="Preformatted_20_Text">that we still have a long way to go before sensor networks can be counted on</text:p>
      <text:p text:style-name="Preformatted_20_Text">in the real world. <text:s/>This paper leaves lot of questions left unanswered,</text:p>
      <text:p text:style-name="Preformatted_20_Text">especially when looking at why failures occurred (although I acknowledge that</text:p>
      <text:p text:style-name="Preformatted_20_Text">this is part of the nature of real world deployments). <text:s/>For example, </text:p>
      <text:p text:style-name="Preformatted_20_Text"/>
      <text:p text:style-name="Preformatted_20_Text">• One major question that should be examined was why your system detected such a low percentage of the events that were detected by the broadband stations?</text:p>
      <text:p text:style-name="Preformatted_20_Text">Volcano researchers will not consider using sensor network-based systems</text:p>
      <text:p text:style-name="Preformatted_20_Text">unless they believe that the sensor network systems can detect events as</text:p>
      <text:p text:style-name="Preformatted_20_Text">reliably as their current technology; otherwise, they will just continue to</text:p>
      <text:p text:style-name="Preformatted_20_Text">put up with the inconveniences of their current tools. This paper did</text:p>
      <text:p text:style-name="Preformatted_20_Text">not make me feel like this sensor network system approached to this</text:p>
      <text:p text:style-name="Preformatted_20_Text">requirement. <text:s/></text:p>
      <text:p text:style-name="Preformatted_20_Text"/>
      <text:p text:style-name="Preformatted_20_Text">• I’d really like to know why Deluge failed. <text:s/>Since you have the original binary and the updated binary that you were attempting to propagate through the network and you know the network configuration from the field, I would think that you could explore this error in ways you would not have been able to in your initial testing before the deployment. <text:s/></text:p>
      <text:p text:style-name="Preformatted_20_Text"/>
      <text:p text:style-name="Preformatted_20_Text">• I’d like to see a more thorough evaluation of Fetch. <text:s/>What percentage of packets were dropped? On average, how many bytes did the sender and receiver have to exchange (including Retransmissions/Replies/Acks) to move a block one hop? <text:s/>Do you have any idea how many events were missed because Fetch could not capture back to back signals? <text:s/>I like the idea of Fetch, but there is really not enough information here to evaluate how well it truly works.</text:p>
      <text:p text:style-name="Preformatted_20_Text"/>
      <text:p text:style-name="Preformatted_20_Text">Finally, although there are a great number of very interesting lessons</text:p>
      <text:p text:style-name="Preformatted_20_Text">conveyed in this paper, it is hard to see the long term impact because there</text:p>
      <text:p text:style-name="Preformatted_20_Text">are few new insights on what you would do differently for a future deployment</text:p>
      <text:p text:style-name="Preformatted_20_Text">and on how the readers can apply these lessons when preparing for their own</text:p>
      <text:p text:style-name="Preformatted_20_Text">deployments. <text:s/></text:p>
      <text:p text:style-name="Preformatted_20_Text"/>
      <text:p text:style-name="Preformatted_20_Text">• Based on your experiences with the failures of Deluge and the time synchronization, how would you have tested your system differently in the lab? </text:p>
      <text:p text:style-name="Preformatted_20_Text"/>
      <text:p text:style-name="Preformatted_20_Text">• What steps can we take to recreate field conditions in the lab?</text:p>
      <text:p text:style-name="Preformatted_20_Text"/>
      <text:p text:style-name="Preformatted_20_Text">• If you had to do it all over again, what are the biggest changes you would make to improve your chances of immediate success in the field? Although these are hard questions to answer, these would be the most useful lessons to the reader and would greatly increase this paper’s impact.</text:p>
      <text:p text:style-name="P6">============================================================================</text:p>
      <text:p text:style-name="Preformatted_20_Text"><text:s text:c="28"/>REVIEWER #5</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4</text:p>
      <text:p text:style-name="Preformatted_20_Text"><text:s text:c="30"/>Excitement: 3</text:p>
      <text:p text:style-name="Preformatted_20_Text"><text:s text:c="28"/>Presentation: 5</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Clearly-written paper that focusses on whether a deployed sensor network can</text:p>
      <text:p text:style-name="Preformatted_20_Text">actually meet its scientific requirements. <text:s/>Newish technique for "rectifying"</text:p>
      <text:p text:style-name="Preformatted_20_Text">timestamps. <text:s/>Good description of experience and what worked/didn't work.</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Somewhat off-topic for OSDI. <text:s/>Some of the "does it meet its requirements"</text:p>
      <text:p text:style-name="Preformatted_20_Text">analysis seems oddly missing.</text:p>
      <text:p text:style-name="Preformatted_20_Text"/>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The paper describes design of and experience with a sensor network deployed</text:p>
      <text:p text:style-name="Preformatted_20_Text">around a volcano. <text:s/>The focus is on whether the sensor network can actually</text:p>
      <text:p text:style-name="Preformatted_20_Text">meet the scientific requirements, which include bursts of high data rates and</text:p>
      <text:p text:style-name="Preformatted_20_Text">close timestamp synchronization. <text:s/>The paper describes an algorithm for</text:p>
      <text:p text:style-name="Preformatted_20_Text">rectifying the timestamps collected from nodes, since the network time</text:p>
      <text:p text:style-name="Preformatted_20_Text">synchronization protocol that was used was not sufficiently good.</text:p>
      <text:p text:style-name="Preformatted_20_Text"/>
      <text:p text:style-name="Preformatted_20_Text">On the one hand, this is one of the most interesting sensor network papers I</text:p>
      <text:p text:style-name="Preformatted_20_Text">have read, because it does indeed focus on the requirements of the science</text:p>
      <text:p text:style-name="Preformatted_20_Text">being conducted with the collected data, not just on abstract properties of</text:p>
      <text:p text:style-name="Preformatted_20_Text">the nodes or of the network. <text:s/>The paper is also refreshingly honest about</text:p>
      <text:p text:style-name="Preformatted_20_Text">things that didn't work -- it's hard to imagine true improvements in the field</text:p>
      <text:p text:style-name="Preformatted_20_Text">without such lessons.</text:p>
      <text:p text:style-name="Preformatted_20_Text"/>
      <text:p text:style-name="Preformatted_20_Text">On the other hand, there are some gaps in the "does it support the science?"</text:p>
      <text:p text:style-name="Preformatted_20_Text">analysis (see below). <text:s/>These are mostly fixable, but I was somewhat surprised</text:p>
      <text:p text:style-name="Preformatted_20_Text">to see these gaps, given the thrust of the abstract + introduction.</text:p>
      <text:p text:style-name="Preformatted_20_Text"/>
      <text:p text:style-name="Preformatted_20_Text">And, in the end, while this is a solid sensor network paper, with a lot of</text:p>
      <text:p text:style-name="Preformatted_20_Text">emphasis on the network issues and a fair amount on the sensor issues, there</text:p>
      <text:p text:style-name="Preformatted_20_Text">isn't that much "operating system" content here. <text:s/>OSDI might not be the right</text:p>
      <text:p text:style-name="Preformatted_20_Text">conference.</text:p>
      <text:p text:style-name="Preformatted_20_Text"/>
      <text:p text:style-name="Preformatted_20_Text">Specific comments:</text:p>
      <text:p text:style-name="Preformatted_20_Text"/>
      <text:p text:style-name="Preformatted_20_Text">Abstract: I had no idea what you meant by "science-centric" here in the first</text:p>
      <text:p text:style-name="Preformatted_20_Text">sentence; one can read almost anything into that phrase. <text:s/>(Later, in the</text:p>
      <text:p text:style-name="Preformatted_20_Text">introduction, the context provides more help.) <text:s/>I would just drop this.</text:p>
      <text:p text:style-name="Preformatted_20_Text"/>
      <text:p text:style-name="Preformatted_20_Text">in various places (introduction; section 4) you discuss "robustness" but not</text:p>
      <text:p text:style-name="Preformatted_20_Text">in a very useful way. <text:s/>One problem is that you look only at per-node uptime,</text:p>
      <text:p text:style-name="Preformatted_20_Text">but in a sensor network of this sort (as in many multi-node systems), clearly</text:p>
      <text:p text:style-name="Preformatted_20_Text">what matters is whether the entire system is "available". <text:s/>A 16-node system</text:p>
      <text:p text:style-name="Preformatted_20_Text">with "mean node uptime = 96%" might (in the worst case) have at least one node</text:p>
      <text:p text:style-name="Preformatted_20_Text">down 64% of the time; depending on topology and application, this could make</text:p>
      <text:p text:style-name="Preformatted_20_Text">the entire "unavailable" more than half the time. <text:s/>So I think you need to</text:p>
      <text:p text:style-name="Preformatted_20_Text">start with some definition of what it means for the sensor network to be</text:p>
      <text:p text:style-name="Preformatted_20_Text">"available" (e.g., "enough nodes able to report data to the base station to</text:p>
      <text:p text:style-name="Preformatted_20_Text">catch 95% of the significant events" -- or whatever), and then evaluate your</text:p>
      <text:p text:style-name="Preformatted_20_Text">entire system availability as well as you can. <text:s/>The "true event rate" analysis</text:p>
      <text:p text:style-name="Preformatted_20_Text">that you did is somewhat of a proxy for this metric, but it's rather indirect,</text:p>
      <text:p text:style-name="Preformatted_20_Text">and (as you state) not all that easy given your lack of solid ground truth.</text:p>
      <text:p text:style-name="Preformatted_20_Text"/>
      <text:p text:style-name="Preformatted_20_Text">2.2: challenges also include buffering enough data. <text:s/>This seems, in fact, to</text:p>
      <text:p text:style-name="Preformatted_20_Text">have been a problem for your system (if the network cannot drain the buffer</text:p>
      <text:p text:style-name="Preformatted_20_Text">before it wraps around). <text:s/>This is somewhat unique to your application, since</text:p>
      <text:p text:style-name="Preformatted_20_Text">as you write later, most previously-described sensor nets don't seem to rely</text:p>
      <text:p text:style-name="Preformatted_20_Text">this much on at-node buffering.</text:p>
      <text:p text:style-name="Preformatted_20_Text"/>
      <text:p text:style-name="Preformatted_20_Text">5.3: I was a little disappointed in your analysis of true event rate; while it</text:p>
      <text:p text:style-name="Preformatted_20_Text">might be "impossible to make a direct comparison" because of the high failure</text:p>
      <text:p text:style-name="Preformatted_20_Text">rate for the broadband stations, perhaps you could explain a bit more about</text:p>
      <text:p text:style-name="Preformatted_20_Text">why you only got 17.7% accuracy? <text:s/>Or whether you could construct upper and</text:p>
      <text:p text:style-name="Preformatted_20_Text">lower bounds based on some assumptions about the rboadband stations?</text:p>
      <text:p text:style-name="Preformatted_20_Text"/>
      <text:p text:style-name="Preformatted_20_Text">6.1: You quantify the data yield, but I have no idea whether what you got</text:p>
      <text:p text:style-name="Preformatted_20_Text">(median=70.4%, e.g.) is "good" or "bad" or in between, for the purposes of</text:p>
      <text:p text:style-name="Preformatted_20_Text">your seismological work. <text:s/>This kind of evaluation is, after all, exactly what</text:p>
      <text:p text:style-name="Preformatted_20_Text">you promised to do differently from previous papers. <text:s/>And if it is "bad", what</text:p>
      <text:p text:style-name="Preformatted_20_Text">could you do to make it better? <text:s/>(Or if it's "too good" could you redirect</text:p>
      <text:p text:style-name="Preformatted_20_Text">resources to solve some other problem, such as battery life?)</text:p>
      <text:p text:style-name="Preformatted_20_Text"/>
      <text:p text:style-name="Preformatted_20_Text">Ditto for the "node block yield". <text:s/>What's good, what's bad, what are the</text:p>
      <text:p text:style-name="Preformatted_20_Text">consequences of this?</text:p>
      <text:p text:style-name="Preformatted_20_Text"/>
      <text:p text:style-name="Preformatted_20_Text">7: I like the "time rectification" technique, but I have a nagging suspicion</text:p>
      <text:p text:style-name="Preformatted_20_Text">that I've seen something like this before (perhaps in the Internet</text:p>
      <text:p text:style-name="Preformatted_20_Text">packet-trace analysis literature ... you might want to look at Vern Paxson's</text:p>
      <text:p text:style-name="Preformatted_20_Text">papers, perhaps "Strategies for Sound Internet Measurement", Proc. ACM IMC,</text:p>
      <text:p text:style-name="Preformatted_20_Text">October 2004).</text:p>
      <text:p text:style-name="Preformatted_20_Text"/>
      <text:p text:style-name="Preformatted_20_Text">8.1: "The calculated wave velocities are mostly in this range" -- in fig. 18,</text:p>
      <text:p text:style-name="Preformatted_20_Text">I count 2 out of 4, which is hard to call "mostly". <text:s text:c="7"/>Perhaps "mostly in</text:p>
      <text:p text:style-name="Preformatted_20_Text">or near this range"?</text:p>
      <text:p text:style-name="P6">============================================================================</text:p>
      <text:p text:style-name="Preformatted_20_Text"><text:s text:c="28"/>REVIEWER #6</text:p>
      <text:p text:style-name="Preformatted_20_Text">============================================================================ </text:p>
      <text:p text:style-name="Preformatted_20_Text"/>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3</text:p>
      <text:p text:style-name="Preformatted_20_Text"><text:s text:c="30"/>Excitement: 3</text:p>
      <text:p text:style-name="Preformatted_20_Text"><text:s text:c="28"/>Presentation: 4</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Unlike existing sensor network deployments, this is the first system</text:p>
      <text:p text:style-name="Preformatted_20_Text">deployment of a sensor network targeting high data rates. The paper presents a</text:p>
      <text:p text:style-name="Preformatted_20_Text">good system overview and the challenges involved in building a high data rate</text:p>
      <text:p text:style-name="Preformatted_20_Text">sensor network application.</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The two main problems that I see with the existing system design are</text:p>
      <text:p text:style-name="Preformatted_20_Text">scalability and lifetime (power consumption). The existing deployment falls</text:p>
      <text:p text:style-name="Preformatted_20_Text">short of long term (more than 3 weeks) or larger (more than 20 nodes)</text:p>
      <text:p text:style-name="Preformatted_20_Text">deployments, both of which are necessary for it to replace existing data</text:p>
      <text:p text:style-name="Preformatted_20_Text">loggers.</text:p>
      <text:p text:style-name="Preformatted_20_Text"/>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This paper describes the deployment experience of building a high data rate</text:p>
      <text:p text:style-name="Preformatted_20_Text">sensor network application. The three main requirements of the system were</text:p>
      <text:p text:style-name="Preformatted_20_Text">high data rates, reliable data collection and accurate time-stamping. The</text:p>
      <text:p text:style-name="Preformatted_20_Text">authors present novel techniques to achieve each one of the above issues</text:p>
      <text:p text:style-name="Preformatted_20_Text">pushing the state of the art in the sensor networking area.</text:p>
      <text:p text:style-name="Preformatted_20_Text"/>
      <text:p text:style-name="Preformatted_20_Text">This paper touches upon some of the real system problems involved in deploying</text:p>
      <text:p text:style-name="Preformatted_20_Text">sensor networks under diverse conditions. The Fetch protcol tackles the</text:p>
      <text:p text:style-name="Preformatted_20_Text">problem of timely detection of aperiodic events well. As compared to existing</text:p>
      <text:p text:style-name="Preformatted_20_Text">deployments which report abysmal yield from the network, this paper solves the</text:p>
      <text:p text:style-name="Preformatted_20_Text">problem by having only a single sensor node reporting its data at any given</text:p>
      <text:p text:style-name="Preformatted_20_Text">time. This significantly reduces the interference and collisions observed by</text:p>
      <text:p text:style-name="Preformatted_20_Text">periodic sense-and-forward kind of deployments.</text:p>
      <text:p text:style-name="Preformatted_20_Text"/>
      <text:p text:style-name="Preformatted_20_Text">The three main problems about the existing system design are scalability,</text:p>
      <text:p text:style-name="Preformatted_20_Text">fault tolerance and lifetime of the network.</text:p>
      <text:p text:style-name="Preformatted_20_Text"/>
      <text:p text:style-name="Preformatted_20_Text">Scale:</text:p>
      <text:p text:style-name="Preformatted_20_Text">====== </text:p>
      <text:p text:style-name="Preformatted_20_Text"/>
      <text:p text:style-name="Preformatted_20_Text">The deployment discussed in the paper consisted of 16 nodes deployed over a</text:p>
      <text:p text:style-name="Preformatted_20_Text">duration of 19 days. However, it is unclear how the existing system design</text:p>
      <text:p text:style-name="Preformatted_20_Text">would scale to a larger network.</text:p>
      <text:p text:style-name="Preformatted_20_Text"/>
      <text:p text:style-name="Preformatted_20_Text">1. The Fetch protocol requires all the nodes to stop sampling when a global</text:p>
      <text:p text:style-name="Preformatted_20_Text">event is detected and each node is commanded to resume sampling when data is</text:p>
      <text:p text:style-name="Preformatted_20_Text">fetched from that node. For a 6 hop network, fetch latencies as high as 7</text:p>
      <text:p text:style-name="Preformatted_20_Text">minutes per node were observed in the network and the average inter-event time</text:p>
      <text:p text:style-name="Preformatted_20_Text">(global events) was 20 minutes. The Fetch protocol also requires at least a</text:p>
      <text:p text:style-name="Preformatted_20_Text">majority of the nodes to have uploaded their data to the base station before</text:p>
      <text:p text:style-name="Preformatted_20_Text">the next global event could be detected. It is not clear how the existing</text:p>
      <text:p text:style-name="Preformatted_20_Text">design of the Fetch protocol would scale to a larger network. The existing</text:p>
      <text:p text:style-name="Preformatted_20_Text">design of the protocol could in fact exacerbate the problem of missing</text:p>
      <text:p text:style-name="Preformatted_20_Text">back-to-back global events.</text:p>
      <text:p text:style-name="Preformatted_20_Text"/>
      <text:p text:style-name="Preformatted_20_Text">2. It is not clear from the description of the Fetch protocol about what</text:p>
      <text:p text:style-name="Preformatted_20_Text">happens when a node detects an event while the base station is still fetching</text:p>
      <text:p text:style-name="Preformatted_20_Text">data from the previous event. Do nodes continue to sample until they get a</text:p>
      <text:p text:style-name="Preformatted_20_Text">"stop sampling" command from the base station? <text:s/>If so, since a node only has</text:p>
      <text:p text:style-name="Preformatted_20_Text">memory to store data for 20 mins, it could run out of memory.</text:p>
      <text:p text:style-name="Preformatted_20_Text"/>
      <text:p text:style-name="Preformatted_20_Text">3. The paper does not provide any scalability analysis. A deployment of the</text:p>
      <text:p text:style-name="Preformatted_20_Text">system on an indoor testbed (MoteLab) could provide insights into the behavior</text:p>
      <text:p text:style-name="Preformatted_20_Text">of the system when scaled.</text:p>
      <text:p text:style-name="Preformatted_20_Text"/>
      <text:p text:style-name="Preformatted_20_Text">4. In figure 9 why do nodes that are farther away from the base station in</text:p>
      <text:p text:style-name="Preformatted_20_Text">terms of hops have a better block yield as compared to nodes closer to the</text:p>
      <text:p text:style-name="Preformatted_20_Text">base station? For example, node 206 (2 hops from the gateway) has a better</text:p>
      <text:p text:style-name="Preformatted_20_Text">block yield as compared to node 200 (1 hops from gateway). Other node pairs</text:p>
      <text:p text:style-name="Preformatted_20_Text">exhibiting this behavior are (201, 200), (202, 212) etc.</text:p>
      <text:p text:style-name="Preformatted_20_Text"/>
      <text:p text:style-name="Preformatted_20_Text">Fault tolerance:</text:p>
      <text:p text:style-name="Preformatted_20_Text">================</text:p>
      <text:p text:style-name="Preformatted_20_Text"/>
      <text:p text:style-name="Preformatted_20_Text">1. The existing system design has two single points of failures. The authors</text:p>
      <text:p text:style-name="Preformatted_20_Text">already experienced complete data loss by the failure of the base station. In</text:p>
      <text:p text:style-name="Preformatted_20_Text">addition, the failure of the MicaZ node interfaced with the GPS chip is also a</text:p>
      <text:p text:style-name="Preformatted_20_Text">critical component of the system. Failure of the micaZ node would result in</text:p>
      <text:p text:style-name="Preformatted_20_Text">erroneous time synchronization and affect the fidelity of the data.</text:p>
      <text:p text:style-name="Preformatted_20_Text"/>
      <text:p text:style-name="Preformatted_20_Text">2. What is the power consumption of a typical GPS chip? Why did the authors</text:p>
      <text:p text:style-name="Preformatted_20_Text">not deploy multiple MicaZ nodes interfaced with a GPS chip? <text:s/>Deploying</text:p>
      <text:p text:style-name="Preformatted_20_Text">multiple GPS nodes would have reduced the error in the time synchronization</text:p>
      <text:p text:style-name="Preformatted_20_Text">and would have reduced the post-processing of the data.</text:p>
      <text:p text:style-name="Preformatted_20_Text"/>
      <text:p text:style-name="Preformatted_20_Text">3. The authors mention that errors in the time synchronization were because of</text:p>
      <text:p text:style-name="Preformatted_20_Text">reading bogus local timestamps and the intermittent link and node failures.</text:p>
      <text:p text:style-name="Preformatted_20_Text">How sensitive is the time synchronization to intermittent node and link</text:p>
      <text:p text:style-name="Preformatted_20_Text">failures that were observed?</text:p>
      <text:p text:style-name="Preformatted_20_Text"/>
      <text:p text:style-name="Preformatted_20_Text">4. Figure 5 shows the uptime of the network. A node is considered up if the</text:p>
      <text:p text:style-name="Preformatted_20_Text">base station receives atleast 1 packet out of the 60 status messages</text:p>
      <text:p text:style-name="Preformatted_20_Text">transmitted over a 10 minute time interval. Based on the number of packets</text:p>
      <text:p text:style-name="Preformatted_20_Text">received at the base station what was the actual data yield every 10 minutes?</text:p>
      <text:p text:style-name="Preformatted_20_Text"/>
      <text:p text:style-name="Preformatted_20_Text">5. The chain topology is not ideal for a real deployment. Failure of an</text:p>
      <text:p text:style-name="Preformatted_20_Text">intermediate nodes could disconnect the entire network. An alternative to</text:p>
      <text:p text:style-name="Preformatted_20_Text">tolerate node failures, without significantly increasing the cost of the</text:p>
      <text:p text:style-name="Preformatted_20_Text">system, is to have redundant data forwarders (nodes with no sensors attached)</text:p>
      <text:p text:style-name="Preformatted_20_Text">in the network.</text:p>
      <text:p text:style-name="Preformatted_20_Text"/>
      <text:p text:style-name="Preformatted_20_Text">6. Why was the GPS not attached directly to the base station node or the</text:p>
      <text:p text:style-name="Preformatted_20_Text">gateway? Transmission of the GPS time to the base station every 1 second seems</text:p>
      <text:p text:style-name="Preformatted_20_Text">to be a significant overhead. I would have suspected the micaZ node to deplete</text:p>
      <text:p text:style-name="Preformatted_20_Text">its battery power much faster than the other nodes in the network.</text:p>
      <text:p text:style-name="Preformatted_20_Text"/>
      <text:p text:style-name="Preformatted_20_Text">Data fidelity:</text:p>
      <text:p text:style-name="Preformatted_20_Text">==============</text:p>
      <text:p text:style-name="Preformatted_20_Text"/>
      <text:p text:style-name="Preformatted_20_Text">1. Typically most volcanic events are preceded by a number of minor quakes and</text:p>
      <text:p text:style-name="Preformatted_20_Text">eruptions. The detection algorithm could trigger on a minor eruption prior to</text:p>
      <text:p text:style-name="Preformatted_20_Text">the main eruption and would cause the base station to command the network to</text:p>
      <text:p text:style-name="Preformatted_20_Text">stop sampling. The latencies introduced by the fetch protocol could cause the</text:p>
      <text:p text:style-name="Preformatted_20_Text">network to miss the main eruption. The authors do not provide any analysis of</text:p>
      <text:p text:style-name="Preformatted_20_Text">how many such main events were missed based on the data collected by the data</text:p>
      <text:p text:style-name="Preformatted_20_Text">loggers.</text:p>
      <text:p text:style-name="Preformatted_20_Text"/>
      <text:p text:style-name="Preformatted_20_Text">2. As compared to the fixed data-loggers, a sensor network provides fine</text:p>
      <text:p text:style-name="Preformatted_20_Text">grained spatio-temporal information. It would be interesting to understand</text:p>
      <text:p text:style-name="Preformatted_20_Text">whether the authors had to change the mechanisms to analyze/process the data</text:p>
      <text:p text:style-name="Preformatted_20_Text">typically used by the domain scientists.</text:p>
      <text:p text:style-name="Preformatted_20_Text"/>
      <text:p text:style-name="Preformatted_20_Text">3. I would be interested to know whether any lossless signal processing</text:p>
      <text:p text:style-name="Preformatted_20_Text">algorithms can be used to reduce the amount of data transmitted to the base</text:p>
      <text:p text:style-name="Preformatted_20_Text">station. This could significantly increase the lifetime of the network.</text:p>
      <text:p text:style-name="Preformatted_20_Text"/>
      <text:p text:style-name="Preformatted_20_Text">Lifetime / Power consumption:</text:p>
      <text:p text:style-name="Preformatted_20_Text">==============================</text:p>
      <text:p text:style-name="Preformatted_20_Text"/>
      <text:p text:style-name="Preformatted_20_Text">1. The authors do not provide any details about the power consumption of the</text:p>
      <text:p text:style-name="Preformatted_20_Text">hardware. What was the power consumption of the board that was designed? I</text:p>
      <text:p text:style-name="Preformatted_20_Text">would assume that the seismometer and microphone would have power consumption</text:p>
      <text:p text:style-name="Preformatted_20_Text">close to or higher than that of the radio.</text:p>
      <text:p text:style-name="Preformatted_20_Text"/>
      <text:p text:style-name="Preformatted_20_Text">2. The paper argues that one of the main drawbacks of existing volcano</text:p>
      <text:p text:style-name="Preformatted_20_Text">monitoring equipment is the need for periodic manual data retrieval. However,</text:p>
      <text:p text:style-name="Preformatted_20_Text">the authors mention that even for the small scale 16 node deployment batteries</text:p>
      <text:p text:style-name="Preformatted_20_Text">had to be changed thrice over a 19 day time period. Clearly, the power</text:p>
      <text:p text:style-name="Preformatted_20_Text">consumption of the current prototype cannot be used for long term deployments. </text:p>
      <text:p text:style-name="Preformatted_20_Text"/>
      <text:p text:style-name="Preformatted_20_Text">Typos:</text:p>
      <text:p text:style-name="Preformatted_20_Text">======</text:p>
      <text:p text:style-name="Preformatted_20_Text"/>
      <text:p text:style-name="Preformatted_20_Text">Following is the list of minor typos found in the paper:</text:p>
      <text:p text:style-name="Preformatted_20_Text">1. Section 2.1 "ratio bandwidth" should be "radio bandwidth"</text:p>
      <text:p text:style-name="Preformatted_20_Text">2. In Figure 3 the data loggers are mis-labeled. Also the location of the GPS</text:p>
      <text:p text:style-name="Preformatted_20_Text">node is not</text:p>
      <text:p text:style-name="P6">============================================================================</text:p>
      <text:p text:style-name="Preformatted_20_Text"><text:s text:c="28"/>REVIEWER #7</text:p>
      <text:p text:style-name="Preformatted_20_Text">============================================================================ </text:p>
      <text:p text:style-name="Preformatted_20_Text"/>
      <text:p text:style-name="Preformatted_20_Text">---------------------------------------------------------------------------</text:p>
      <text:p text:style-name="Preformatted_20_Text"><text:s text:c="27"/>Reviewer's Scores</text:p>
      <text:p text:style-name="Preformatted_20_Text">---------------------------------------------------------------------------</text:p>
      <text:p text:style-name="Preformatted_20_Text"/>
      <text:p text:style-name="Preformatted_20_Text"><text:s text:c="23"/>Technical quality: 3</text:p>
      <text:p text:style-name="Preformatted_20_Text"><text:s text:c="30"/>Excitement: 3</text:p>
      <text:p text:style-name="Preformatted_20_Text"><text:s text:c="28"/>Presentation: 4</text:p>
      <text:p text:style-name="Preformatted_20_Text"><text:s text:c="30"/>Confidence: 2</text:p>
      <text:p text:style-name="Preformatted_20_Text"/>
      <text:p text:style-name="Preformatted_20_Text"/>
      <text:p text:style-name="Preformatted_20_Text">---------------------------------------------------------------------------</text:p>
      <text:p text:style-name="Preformatted_20_Text"><text:s text:c="28"/>Main Strengths</text:p>
      <text:p text:style-name="Preformatted_20_Text">---------------------------------------------------------------------------</text:p>
      <text:p text:style-name="Preformatted_20_Text"/>
      <text:p text:style-name="Preformatted_20_Text">The paper provides extensive data and relates experiences from a real-world</text:p>
      <text:p text:style-name="Preformatted_20_Text">sensor network deployment; many of the experiences contradict popular</text:p>
      <text:p text:style-name="Preformatted_20_Text">assumptions in theoretical sensor network papers. <text:s/>The authors also raise the</text:p>
      <text:p text:style-name="Preformatted_20_Text">important question of whether the sensor network can serve as a valuable</text:p>
      <text:p text:style-name="Preformatted_20_Text">scientific tool, i.e., is it suitable to replace existing tools for data</text:p>
      <text:p text:style-name="Preformatted_20_Text">collection.</text:p>
      <text:p text:style-name="Preformatted_20_Text"/>
      <text:p text:style-name="Preformatted_20_Text">---------------------------------------------------------------------------</text:p>
      <text:p text:style-name="Preformatted_20_Text"><text:s text:c="27"/>Main Weaknesses</text:p>
      <text:p text:style-name="Preformatted_20_Text">---------------------------------------------------------------------------</text:p>
      <text:p text:style-name="Preformatted_20_Text"/>
      <text:p text:style-name="Preformatted_20_Text">The paper would benefit from additional higher-level analysis and a section on</text:p>
      <text:p text:style-name="Preformatted_20_Text">lessons learned. <text:s/>Also, the paper skirted, but did not directly address the</text:p>
      <text:p text:style-name="Preformatted_20_Text">suitability of the sensor network as a scientific tool. Also, the deployment</text:p>
      <text:p text:style-name="Preformatted_20_Text">seems to be of relatively small scale. Not sure how the conclusions drew here</text:p>
      <text:p text:style-name="Preformatted_20_Text">would generalize.</text:p>
      <text:p text:style-name="Preformatted_20_Text"/>
      <text:p text:style-name="Preformatted_20_Text">---------------------------------------------------------------------------</text:p>
      <text:p text:style-name="Preformatted_20_Text"><text:s text:c="26"/>Detailed Comments</text:p>
      <text:p text:style-name="Preformatted_20_Text">---------------------------------------------------------------------------</text:p>
      <text:p text:style-name="Preformatted_20_Text"/>
      <text:p text:style-name="Preformatted_20_Text">The paper relates the authors experiences deploying a sensor network to</text:p>
      <text:p text:style-name="Preformatted_20_Text">monitor seismic and acoustic data at the Reventador volcano in Ecuador. <text:s/>The</text:p>
      <text:p text:style-name="Preformatted_20_Text">authors deployed 16 nodes, as well as a pair of traditional data loggers. <text:s/>One</text:p>
      <text:p text:style-name="Preformatted_20_Text">of the sensor nodes used GPS to synchronize its clock, while the rest of the</text:p>
      <text:p text:style-name="Preformatted_20_Text">network utilized FTSP, a standard time synchronization protocol. <text:s/></text:p>
      <text:p text:style-name="Preformatted_20_Text"/>
      <text:p text:style-name="Preformatted_20_Text">During the course of the deployment, the network's basestation experienced a</text:p>
      <text:p text:style-name="Preformatted_20_Text">lengthy power outage, and a software glitch resulted in three days of</text:p>
      <text:p text:style-name="Preformatted_20_Text">downtime. <text:s/>Additional issues (including differences in sensing equipment</text:p>
      <text:p text:style-name="Preformatted_20_Text">between the data loggers and the sensor nodes), made it difficult to establish</text:p>
      <text:p text:style-name="Preformatted_20_Text">a ground truth against which to measure the performance of the network.</text:p>
      <text:p text:style-name="Preformatted_20_Text">Nonetheless, the authors provide a thorough analysis of the network's</text:p>
      <text:p text:style-name="Preformatted_20_Text">performance. <text:s/>They also provide interesting and convincing explanations for</text:p>
      <text:p text:style-name="Preformatted_20_Text">most of the irregularities in the data. <text:s/>They also developed a time</text:p>
      <text:p text:style-name="Preformatted_20_Text">rectification protocol to reconcile the timing data from the various sensors,</text:p>
      <text:p text:style-name="Preformatted_20_Text">since the various glitches in the network occasionally resulted in highly</text:p>
      <text:p text:style-name="Preformatted_20_Text">skewed reports.</text:p>
      <text:p text:style-name="Preformatted_20_Text"/>
      <text:p text:style-name="Preformatted_20_Text">A well-written experience paper such as this is a valuable contribution,</text:p>
      <text:p text:style-name="Preformatted_20_Text">particularly in a field like sensor networks in which far more people write</text:p>
      <text:p text:style-name="Preformatted_20_Text">about the networks than actually go out and deploy them. <text:s/>The authors'</text:p>
      <text:p text:style-name="Preformatted_20_Text">findings often contradict some of the common assumptions in theoretical sensor</text:p>
      <text:p text:style-name="Preformatted_20_Text">network papers. <text:s/>For instance, they found that one of the major sources of</text:p>
      <text:p text:style-name="Preformatted_20_Text">downtime came not from the sensor nodes, but from a power failure at the</text:p>
      <text:p text:style-name="Preformatted_20_Text">basestation. <text:s/>Many sensor network papers focus on node failure and assume a</text:p>
      <text:p text:style-name="Preformatted_20_Text">well-powered basestation. <text:s/>Furthermore, the authors found that several</text:p>
      <text:p text:style-name="Preformatted_20_Text">protocols that functioned successfully in the lab, failed in strange and</text:p>
      <text:p text:style-name="Preformatted_20_Text">unexpected ways during the deployment. <text:s/>They also found that the deployment</text:p>
      <text:p text:style-name="Preformatted_20_Text">site violated their assumptions about the level of activity the sensors would</text:p>
      <text:p text:style-name="Preformatted_20_Text">need to report, and as a result, the network returned less data than it might</text:p>
      <text:p text:style-name="Preformatted_20_Text">otherwise have done.</text:p>
      <text:p text:style-name="Preformatted_20_Text"/>
      <text:p text:style-name="Preformatted_20_Text">The authors also raise the important question of whether the sensor network</text:p>
      <text:p text:style-name="Preformatted_20_Text">can serve as a useful tool for scientific data gathering. <text:s/>Many papers tend to</text:p>
      <text:p text:style-name="Preformatted_20_Text">focus on the intricacies of the sensor network protocols almost as an ends</text:p>
      <text:p text:style-name="Preformatted_20_Text">unto themselves. <text:s/>This paper actually attempts to evaluate whether a domain</text:p>
      <text:p text:style-name="Preformatted_20_Text">scientist would find the sensor network to be a valuable tool for his or her</text:p>
      <text:p text:style-name="Preformatted_20_Text">research.</text:p>
      <text:p text:style-name="Preformatted_20_Text"/>
      <text:p text:style-name="Preformatted_20_Text">The two primary drawbacks of the paper are the lack of a discussion about the</text:p>
      <text:p text:style-name="Preformatted_20_Text">lessons that should be drawn from the authors' experiences and an incomplete</text:p>
      <text:p text:style-name="Preformatted_20_Text">assessment of the value of the sensor network in terms of scientific data</text:p>
      <text:p text:style-name="Preformatted_20_Text">gathering.</text:p>
      <text:p text:style-name="Preformatted_20_Text"/>
      <text:p text:style-name="Preformatted_20_Text">The paper definitely includes considerable amounts of data and analysis of the</text:p>
      <text:p text:style-name="Preformatted_20_Text">data. <text:s/>However, the paper would be much stronger if the authors took a step</text:p>
      <text:p text:style-name="Preformatted_20_Text">back and extracted some of the lessons learned from their experience. <text:s/>What</text:p>
      <text:p text:style-name="Preformatted_20_Text">lessons would they take away from their experiences, particularly in preparing</text:p>
      <text:p text:style-name="Preformatted_20_Text">for the next deployment? <text:s/>How should protocol designers change their</text:p>
      <text:p text:style-name="Preformatted_20_Text">assumptions and/or design requirements in order to better support similar</text:p>
      <text:p text:style-name="Preformatted_20_Text">deployments? <text:s/>For example, given the data loss due to incorrect assumptions</text:p>
      <text:p text:style-name="Preformatted_20_Text">about event patterns at the site, perhaps designers should favor protocols</text:p>
      <text:p text:style-name="Preformatted_20_Text">that allow for dynamic adjustment to environmental conditions. <text:s/></text:p>
      <text:p text:style-name="Preformatted_20_Text"/>
      <text:p text:style-name="Preformatted_20_Text">The other drawback concerns the scientific value of the sensor network. <text:s/>After</text:p>
      <text:p text:style-name="Preformatted_20_Text">raising this important question, the authors do not provide a satisfactory</text:p>
      <text:p text:style-name="Preformatted_20_Text">answer. <text:s/>In their data analysis, they provide some comparisons with the pair</text:p>
      <text:p text:style-name="Preformatted_20_Text">of standard data loggers, and they show that they can extract some</text:p>
      <text:p text:style-name="Preformatted_20_Text">scientifically meaningful information from the data they collected. <text:s/>However,</text:p>
      <text:p text:style-name="Preformatted_20_Text">they do not provide an overall assessment of the quality of the data from the</text:p>
      <text:p text:style-name="Preformatted_20_Text">traditional sources versus that from the sensor network. <text:s/>Granted, other</text:p>
      <text:p text:style-name="Preformatted_20_Text">factors, such as ease and cost of deployment and maintenance, also play a</text:p>
      <text:p text:style-name="Preformatted_20_Text">factor, but at the end of the day, would a seismologist or other domain</text:p>
      <text:p text:style-name="Preformatted_20_Text">scientist choose to use a sensor network over the traditional forms of</text:p>
      <text:p text:style-name="Preformatted_20_Text">measurement? <text:s/>If not today, is it realistic to expect them to switch in the</text:p>
      <text:p text:style-name="Preformatted_20_Text">near future? <text:s/>These are interesting and important questions that the paper</text:p>
      <text:p text:style-name="Preformatted_20_Text">leaves unanswered.</text:p>
      <text:p text:style-name="Preformatted_20_Text"/>
      <text:p text:style-name="Preformatted_20_Text">Also, how well can the lessons learned here be generalized to other settings?</text:p>
      <text:p text:style-name="Preformatted_20_Text">for example, is the power failure of basestation in this case a phenomena that</text:p>
      <text:p text:style-name="Preformatted_20_Text">can be generalized or mainly due to the given setting?</text:p>
      <text:p text:style-name="Preformatted_20_Text"/>
      <text:p text:style-name="Preformatted_20_Text">Minor corrections:</text:p>
      <text:p text:style-name="Preformatted_20_Text">- Some of the figures are difficult to distinguish when printed out,</text:p>
      <text:p text:style-name="Preformatted_20_Text"><text:s text:c="2"/>especially those that rely on color. <text:s text:c="13"/>For example, the dotted</text:p>
      <text:p text:style-name="Preformatted_20_Text"><text:s text:c="2"/>lines in Figure 2 are almost invisible, and the demarcation lines on Figures</text:p>
      <text:p text:style-name="Preformatted_20_Text"><text:s text:c="2"/>20 and 21 are difficult to pick out.</text:p>
      <text:p text:style-name="Preformatted_20_Text">- The caption for Figure 16 has an extraneous sentence fragment, probably from</text:p>
      <text:p text:style-name="Preformatted_20_Text"><text:s text:c="2"/>a line-wrapped com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7-06T11:01:18</meta:creation-date>
    <dc:creator>Geoffrey Werner-Allen</dc:creator>
    <dc:date>2006-07-06T16:07:32</dc:date>
    <dc:language>en-US</dc:language>
    <meta:editing-cycles>26</meta:editing-cycles>
    <meta:editing-duration>PT1H21M11S</meta:editing-duration>
    <meta:user-defined meta:name="Info 1"/>
    <meta:user-defined meta:name="Info 2"/>
    <meta:user-defined meta:name="Info 3"/>
    <meta:user-defined meta:name="Info 4"/>
    <meta:document-statistic meta:table-count="0" meta:image-count="0" meta:object-count="0" meta:page-count="15" meta:paragraph-count="530" meta:word-count="5574" meta:character-count="40116"/>
  </office:meta>
</office:document-meta>
</file>